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d39" officeooo:paragraph-rsid="0013ad39"/>
    </style:style>
    <style:style style:name="P2" style:family="paragraph" style:parent-style-name="Standard">
      <style:text-properties officeooo:rsid="0013ad39" officeooo:paragraph-rsid="00141530"/>
    </style:style>
    <style:style style:name="P3" style:family="paragraph" style:parent-style-name="Standard">
      <style:text-properties officeooo:rsid="00141530" officeooo:paragraph-rsid="00141530"/>
    </style:style>
    <style:style style:name="T1" style:family="text">
      <style:text-properties officeooo:rsid="0013ad39"/>
    </style:style>
    <style:style style:name="T2" style:family="text">
      <style:text-properties officeooo:rsid="001415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#1 Minutes</text:p>
      <text:p text:style-name="P3">Sprint 2 (Pre-Planning Meeting) <text:span text:style-name="T1">NOT Sprint 2 Plan</text:span></text:p>
      <text:p text:style-name="P3">04/04/2018</text:p>
      <text:p text:style-name="P3"/>
      <text:p text:style-name="P3">Present: Shan, Jun, Brian, Young, Pablo</text:p>
      <text:p text:style-name="P3">Absent: Pedro</text:p>
      <text:p text:style-name="P1"/>
      <text:p text:style-name="P1"/>
      <text:p text:style-name="P2"><text:span text:style-name="T2">Sprint 2 Planning Meeting: Friday (IN PERSON)</text:span></text:p>
      <text:p text:style-name="P2"/>
      <text:p text:style-name="P2"><text:span text:style-name="T2">To-Do Before Friday:</text:span></text:p>
      <text:p text:style-name="P2"/>
      <text:p text:style-name="P2"><text:tab/>Pablo/Jun partial implemntation</text:p>
      <text:p text:style-name="P1"><text:tab/><text:tab/>2 new feature<text:span text:style-name="T2">s</text:span></text:p>
      <text:p text:style-name="P1"><text:tab/><text:tab/>complete front end revamp</text:p>
      <text:p text:style-name="P1"><text:tab/><text:tab/>try to use computer vision font library t autogenerate template</text:p>
      <text:p text:style-name="P1"><text:tab/><text:tab/><text:tab/>completely seperate from sprint 1 code – OK to work on</text:p>
      <text:p text:style-name="P1"/>
      <text:p text:style-name="P1"><text:tab/>Priority (Fixed before friday meeting)</text:p>
      <text:p text:style-name="P1"><text:tab/><text:tab/>pedro and brian to figure out testing</text:p>
      <text:p text:style-name="P1"><text:tab/><text:tab/><text:tab/>needs to run on one machine</text:p>
      <text:p text:style-name="P1"><text:tab/><text:tab/><text:tab/><text:tab/>VM or local machine </text:p>
      <text:p text:style-name="P1"><text:tab/><text:tab/><text:tab/><text:tab/>need to get cobratura running</text:p>
      <text:p text:style-name="P1"><text:tab/><text:tab/><text:tab/>first 2 scrums, these are teams</text:p>
      <text:p text:style-name="P1"><text:tab/><text:tab/><text:tab/><text:tab/>teams may change after this</text:p>
      <text:p text:style-name="P1"><text:tab/><text:tab/><text:tab/>pablo to figure out front end testing with pedro and brian</text:p>
      <text:p text:style-name="P1"><text:tab/><text:tab/><text:tab/><text:tab/>WRITE BEFORE TESTING</text:p>
      <text:p text:style-name="P1"/>
      <text:p text:style-name="P1"><text:tab/>Transcribe document for sprint 2 R&amp;R</text:p>
      <text:p text:style-name="P1"><text:tab/><text:tab/>Understand<text:span text:style-name="T2"> what went wrong </text:span></text:p>
      <text:p text:style-name="P1"><text:tab/><text:tab/><text:span text:style-name="T2">Start R&amp;R writeup</text:span></text:p>
      <text:p text:style-name="P1"/>
      <text:p text:style-name="P1">NOTES</text:p>
      <text:p text:style-name="P1"><text:tab/>Next meeting Friday</text:p>
      <text:p text:style-name="P1"><text:tab/><text:tab/>Fill out whenisgood tonight to determine <text:span text:style-name="T2">available</text:span> meeting times</text:p>
      <text:p text:style-name="P1"><text:tab/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2:31:57.248495461</meta:creation-date>
    <dc:date>2018-04-04T22:46:46.776664500</dc:date>
    <meta:editing-duration>PT3M59S</meta:editing-duration>
    <meta:editing-cycles>1</meta:editing-cycles>
    <meta:document-statistic meta:table-count="0" meta:image-count="0" meta:object-count="0" meta:page-count="1" meta:paragraph-count="28" meta:word-count="138" meta:character-count="884" meta:non-whitespace-character-count="722"/>
    <meta:generator>LibreOffice/5.4.5.1$Linux_X86_64 LibreOffice_project/40m0$Build-1</meta:generator>
  </office:meta>
</office:document-meta>
</file>